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xygen" svg:font-family="Oxygen, 'Open Sans', 'Helvetica Neue', Helvetica, Arial, sans-serif"/>
    <style:font-face style:name="Tahoma1" svg:font-family="Tahoma"/>
    <style:font-face style:name="Georgia" svg:font-family="Georgia" style:font-pitch="variable"/>
    <style:font-face style:name="Tahoma2" svg:font-family="Tahoma" style:font-pitch="variable"/>
    <style:font-face style:name="Trebuchet MS" svg:font-family="'Trebuchet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eurofurence light" svg:font-family="'eurofurence light'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.1252in" style:line-height-at-least="0.0693in" fo:text-align="justify" style:justify-single-word="false" fo:text-indent="0in" style:auto-text-indent="false" style:writing-mode="lr-tb"/>
      <style:text-properties fo:color="#333366" style:font-name="eurofurence light" fo:font-size="8pt" fo:font-weight="bold" style:font-size-asian="8pt" style:font-weight-asian="bold"/>
    </style:style>
    <style:style style:name="P2" style:family="paragraph" style:parent-style-name="Standard">
      <style:paragraph-properties fo:margin-left="0in" fo:margin-right="0.1252in" style:line-height-at-least="0.0693in" fo:text-align="start" style:justify-single-word="false" fo:text-indent="0in" style:auto-text-indent="false" style:writing-mode="lr-tb"/>
      <style:text-properties fo:color="#333366" style:font-name="eurofurence light" fo:font-size="12pt" style:font-size-asian="12pt"/>
    </style:style>
    <style:style style:name="P3" style:family="paragraph" style:parent-style-name="Standard">
      <style:paragraph-properties fo:margin-left="0in" fo:margin-right="0.1252in" style:line-height-at-least="0.0693in" fo:text-align="start" style:justify-single-word="false" fo:text-indent="0in" style:auto-text-indent="false" style:writing-mode="lr-tb"/>
      <style:text-properties fo:color="#333366" style:font-name="eurofurence light"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margin-left="0in" fo:margin-right="0.1252in" style:line-height-at-least="0.0693in" fo:text-align="justify" style:justify-single-word="false" fo:text-indent="0in" style:auto-text-indent="false" style:writing-mode="lr-tb"/>
      <style:text-properties fo:color="#333366" style:font-name="Verdana" fo:font-size="8pt" style:font-size-asian="8pt"/>
    </style:style>
    <style:style style:name="P5" style:family="paragraph" style:parent-style-name="Standard">
      <style:paragraph-properties fo:margin-left="0in" fo:margin-right="0.1252in" style:line-height-at-least="0.0693in" fo:text-align="start" style:justify-single-word="false" fo:text-indent="0in" style:auto-text-indent="false" style:writing-mode="lr-tb"/>
      <style:text-properties fo:color="#333366" style:font-name="Verdana" fo:font-size="8pt" style:font-size-asian="8pt"/>
    </style:style>
    <style:style style:name="P6" style:family="paragraph" style:parent-style-name="Standard">
      <style:paragraph-properties fo:margin-left="0in" fo:margin-right="0.1252in" style:line-height-at-least="0.0693in" fo:text-align="start" style:justify-single-word="false" fo:text-indent="0in" style:auto-text-indent="false" style:writing-mode="lr-tb"/>
      <style:text-properties fo:color="#333366" style:font-name="Verdana"/>
    </style:style>
    <style:style style:name="P7" style:family="paragraph" style:parent-style-name="Standard">
      <style:paragraph-properties fo:margin-left="0in" fo:margin-right="0.1252in" style:line-height-at-least="0.0693in" fo:text-align="justify" style:justify-single-word="false" fo:text-indent="0in" style:auto-text-indent="false" style:writing-mode="lr-tb"/>
      <style:text-properties fo:color="#333366" style:font-name="Georgia" fo:font-size="8pt" fo:font-weight="bold" style:font-size-asian="8pt" style:font-weight-asian="bold"/>
    </style:style>
    <style:style style:name="P8" style:family="paragraph" style:parent-style-name="Standard">
      <style:paragraph-properties fo:margin-left="0in" fo:margin-right="0.1252in" fo:margin-top="0in" fo:margin-bottom="0.028in" style:line-height-at-least="0.0693in" fo:text-align="start" style:justify-single-word="false" fo:text-indent="0in" style:auto-text-indent="false" style:writing-mode="lr-tb"/>
      <style:text-properties fo:color="#333366" style:font-name="eurofurence light" fo:font-size="12pt" fo:font-weight="bold" style:font-size-asian="12pt" style:font-weight-asian="bold" style:font-size-complex="12pt"/>
    </style:style>
    <style:style style:name="P9" style:family="paragraph" style:parent-style-name="Standard">
      <style:text-properties fo:color="#333366" style:font-name="Verdana" fo:font-size="8pt" style:font-size-asian="8pt"/>
    </style:style>
    <style:style style:name="P10" style:family="paragraph" style:parent-style-name="Standard">
      <style:paragraph-properties fo:margin-left="1in" fo:margin-right="0.1252in" style:line-height-at-least="0.0693in" fo:text-align="start" style:justify-single-word="false" fo:text-indent="-1in" style:auto-text-indent="false" style:writing-mode="lr-tb"/>
      <style:text-properties fo:color="#333366" style:font-name="eurofurence light" fo:font-size="12pt" fo:font-weight="bold" style:font-size-asian="12pt" style:font-weight-asian="bold" style:font-size-complex="12pt"/>
    </style:style>
    <style:style style:name="P11" style:family="paragraph" style:parent-style-name="Standard">
      <style:paragraph-properties fo:margin-left="1in" fo:margin-right="0.1252in" style:line-height-at-least="0.0693in" fo:text-align="start" style:justify-single-word="false" fo:text-indent="-1in" style:auto-text-indent="false" style:writing-mode="lr-tb"/>
      <style:text-properties fo:color="#333366" style:font-name="Verdana" fo:font-size="8pt" style:font-size-asian="8pt"/>
    </style:style>
    <style:style style:name="P12" style:family="paragraph" style:parent-style-name="Standard">
      <style:paragraph-properties fo:margin-left="1in" fo:margin-right="0.1252in" style:line-height-at-least="0.0693in" fo:text-align="start" style:justify-single-word="false" fo:text-indent="-1in" style:auto-text-indent="false" style:writing-mode="lr-tb"/>
      <style:text-properties fo:color="#333366" style:font-name="Verdana"/>
    </style:style>
    <style:style style:name="P13" style:family="paragraph" style:parent-style-name="Standard">
      <style:paragraph-properties fo:margin-left="1in" fo:margin-right="0.1252in" style:line-height-at-least="0.0693in" fo:text-align="start" style:justify-single-word="false" fo:text-indent="-1in" style:auto-text-indent="false" style:writing-mode="lr-tb"/>
      <style:text-properties fo:color="#333366" style:font-name="Verdana" fo:font-size="11pt" style:font-size-asian="11pt"/>
    </style:style>
    <style:style style:name="P14" style:family="paragraph" style:parent-style-name="Standard">
      <style:paragraph-properties fo:margin-left="1in" fo:margin-right="0.1252in" style:line-height-at-least="0.0693in" fo:text-align="start" style:justify-single-word="false" fo:text-indent="-1in" style:auto-text-indent="false" style:writing-mode="lr-tb"/>
      <style:text-properties fo:color="#333366" style:font-name="Georgia" fo:font-size="8pt" style:font-size-asian="8pt"/>
    </style:style>
    <style:style style:name="P15" style:family="paragraph" style:parent-style-name="Standard">
      <style:paragraph-properties fo:margin-left="1in" fo:margin-right="0in" style:line-height-at-least="0.0693in" fo:text-align="start" style:justify-single-word="false" fo:text-indent="-1in" style:auto-text-indent="false" style:writing-mode="lr-tb"/>
      <style:text-properties fo:color="#333366" style:font-name="Verdana" fo:font-size="12pt" fo:font-weight="bold" style:font-size-asian="12pt" style:font-weight-asian="bold"/>
    </style:style>
    <style:style style:name="P16" style:family="paragraph" style:parent-style-name="Standard">
      <style:paragraph-properties fo:margin-left="1in" fo:margin-right="0in" style:line-height-at-least="0.0693in" fo:text-align="start" style:justify-single-word="false" fo:text-indent="-1in" style:auto-text-indent="false" style:writing-mode="lr-tb"/>
      <style:text-properties fo:color="#333366" style:font-name="Verdana" fo:font-size="12pt" style:font-size-asian="12pt"/>
    </style:style>
    <style:style style:name="P17" style:family="paragraph" style:parent-style-name="Standard">
      <style:paragraph-properties fo:margin-left="1in" fo:margin-right="0in" style:line-height-at-least="0.0693in" fo:text-align="start" style:justify-single-word="false" fo:text-indent="-1in" style:auto-text-indent="false" style:writing-mode="lr-tb"/>
      <style:text-properties fo:color="#333366" style:font-name="eurofurence light" fo:font-size="12pt" fo:font-weight="bold" style:font-size-asian="12pt" style:font-weight-asian="bold" style:font-size-complex="12pt"/>
    </style:style>
    <style:style style:name="P18" style:family="paragraph" style:parent-style-name="Standard">
      <style:paragraph-properties fo:margin-left="0in" fo:margin-right="0.1736in" style:line-height-at-least="0.0693in" fo:text-align="start" style:justify-single-word="false" fo:text-indent="0in" style:auto-text-indent="false" style:writing-mode="lr-tb"/>
      <style:text-properties fo:color="#333366" style:font-name="Verdana"/>
    </style:style>
    <style:style style:name="P19" style:family="paragraph" style:parent-style-name="Standard">
      <style:paragraph-properties fo:margin-left="1in" fo:margin-right="0.25in" style:line-height-at-least="0.0693in" fo:text-align="start" style:justify-single-word="false" fo:text-indent="-1in" style:auto-text-indent="false" style:writing-mode="lr-tb"/>
      <style:text-properties fo:color="#333366" style:font-name="Verdana" fo:font-size="8pt" style:font-size-asian="8pt"/>
    </style:style>
    <style:style style:name="P20" style:family="paragraph" style:parent-style-name="Standard">
      <style:paragraph-properties style:line-height-at-least="0.0693in" fo:text-align="start" style:justify-single-word="false" style:writing-mode="lr-tb"/>
      <style:text-properties fo:color="#333366" style:font-name="Verdana" fo:font-size="8pt" style:font-size-asian="8pt"/>
    </style:style>
    <style:style style:name="P21" style:family="paragraph" style:parent-style-name="Standard">
      <style:paragraph-properties fo:margin-left="0in" fo:margin-right="0.25in" style:line-height-at-least="0.0693in" fo:text-align="start" style:justify-single-word="false" fo:text-indent="0in" style:auto-text-indent="false" style:writing-mode="lr-tb"/>
      <style:text-properties fo:color="#333366" style:font-name="Verdana" fo:font-size="8pt" style:font-size-asian="8pt"/>
    </style:style>
    <style:style style:name="P22" style:family="paragraph" style:parent-style-name="Standard">
      <style:paragraph-properties fo:margin-left="0in" fo:margin-right="0.25in" style:line-height-at-least="0.0693in" fo:text-align="start" style:justify-single-word="false" fo:text-indent="0in" style:auto-text-indent="false" style:writing-mode="lr-tb"/>
      <style:text-properties fo:color="#333366" style:font-name="Verdana"/>
    </style:style>
    <style:style style:name="P23" style:family="paragraph" style:parent-style-name="Standard">
      <style:paragraph-properties fo:margin-left="0in" fo:margin-right="0in" style:line-height-at-least="0.0693in" fo:text-align="start" style:justify-single-word="false" fo:text-indent="0in" style:auto-text-indent="false" style:writing-mode="lr-tb"/>
      <style:text-properties fo:color="#333366" style:font-name="Verdana" fo:font-size="8pt" style:font-size-asian="8pt"/>
    </style:style>
    <style:style style:name="P24" style:family="paragraph" style:parent-style-name="Standard">
      <style:paragraph-properties fo:margin-left="0in" fo:margin-right="0in" style:line-height-at-least="0.0693in" fo:text-align="start" style:justify-single-word="false" fo:text-indent="0in" style:auto-text-indent="false" style:writing-mode="lr-tb"/>
      <style:text-properties fo:color="#333366" style:font-name="Verdana"/>
    </style:style>
    <style:style style:name="P25" style:family="paragraph" style:parent-style-name="Text_20_body" style:list-style-name=""/>
    <style:style style:name="P26" style:family="paragraph" style:parent-style-name="Standard" style:master-page-name="Standard">
      <style:paragraph-properties fo:margin-left="0in" fo:margin-right="0.1252in" fo:margin-top="0in" fo:margin-bottom="0.028in" style:line-height-at-least="0.0693in" fo:text-align="center" style:justify-single-word="false" fo:text-indent="0in" style:auto-text-indent="false" style:page-number="auto" style:writing-mode="lr-tb"/>
      <style:text-properties fo:color="#333366" style:font-name="eurofurence light" fo:font-size="12pt" fo:font-weight="bold" style:font-size-asian="12pt" style:font-weight-asian="bold" style:font-size-complex="12pt"/>
    </style:style>
    <style:style style:name="P27" style:family="paragraph" style:parent-style-name="Standard">
      <style:paragraph-properties fo:margin-left="0in" fo:margin-right="0.1252in" fo:margin-top="0in" fo:margin-bottom="0.028in" style:line-height-at-least="0.0693in" fo:text-align="start" style:justify-single-word="false" fo:text-indent="0in" style:auto-text-indent="false" style:writing-mode="lr-tb"/>
      <style:text-properties fo:color="#333366" style:font-name="Verdana" fo:font-size="11pt" fo:font-weight="bold" style:font-size-asian="11pt" style:font-weight-asian="bold"/>
    </style:style>
    <style:style style:name="P28" style:family="paragraph" style:parent-style-name="Standard">
      <style:paragraph-properties fo:margin-left="0in" fo:margin-right="0.1252in" style:line-height-at-least="0.0693in" fo:text-align="start" style:justify-single-word="false" fo:text-indent="0in" style:auto-text-indent="false" style:writing-mode="lr-tb"/>
      <style:text-properties fo:color="#333366" style:font-name="Verdana" fo:font-size="8pt" style:font-size-asian="8pt"/>
    </style:style>
    <style:style style:name="P29" style:family="paragraph" style:parent-style-name="Standard">
      <style:paragraph-properties fo:margin-left="1in" fo:margin-right="0.1252in" style:line-height-at-least="0.0693in" fo:text-align="start" style:justify-single-word="false" fo:text-indent="-1in" style:auto-text-indent="false" style:writing-mode="lr-tb"/>
      <style:text-properties fo:color="#333366" style:font-name="Verdana" fo:font-size="8pt" style:font-size-asian="8pt"/>
    </style:style>
    <style:style style:name="P30" style:family="paragraph" style:parent-style-name="Standard">
      <style:paragraph-properties fo:margin-left="1in" fo:margin-right="0.1252in" style:line-height-at-least="0.0693in" fo:text-align="start" style:justify-single-word="false" fo:text-indent="-1in" style:auto-text-indent="false" style:writing-mode="lr-tb"/>
    </style:style>
    <style:style style:name="T1" style:family="text">
      <style:text-properties fo:font-size="12pt" fo:font-style="italic" style:font-size-asian="12pt" style:font-style-asian="italic"/>
    </style:style>
    <style:style style:name="T2" style:family="text">
      <style:text-properties style:font-name="Verdana"/>
    </style:style>
    <style:style style:name="T3" style:family="text">
      <style:text-properties style:font-name="Verdana" fo:font-size="8pt" style:font-size-asian="8pt"/>
    </style:style>
    <style:style style:name="T4" style:family="text">
      <style:text-properties fo:font-size="8pt"/>
    </style:style>
    <style:style style:name="T5" style:family="text">
      <style:text-properties fo:font-size="8pt" style:font-size-asian="8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8pt" fo:font-style="italic" style:font-size-asian="8pt" style:font-style-asian="italic"/>
    </style:style>
    <style:style style:name="T8" style:family="text">
      <style:text-properties style:font-size-complex="12pt"/>
    </style:style>
    <style:style style:name="T9" style:family="text">
      <style:text-properties fo:font-weight="bold" style:font-weight-asian="bold" style:font-size-complex="12pt"/>
    </style:style>
    <style:style style:name="T10" style:family="text">
      <style:text-properties style:text-position="super 58%" fo:font-size="8pt" style:font-size-asian="8pt"/>
    </style:style>
    <style:style style:name="T11" style:family="text">
      <style:text-properties fo:font-variant="normal" fo:text-transform="none" fo:color="#000000" style:font-name="Oxygen" fo:letter-spacing="normal" fo:font-style="normal"/>
    </style:style>
    <style:style style:name="T12" style:family="text">
      <style:text-properties fo:font-variant="normal" fo:text-transform="none" fo:color="#000000" style:font-name="Verdana" fo:letter-spacing="normal" fo:font-style="normal"/>
    </style:style>
    <style:style style:name="T13" style:family="text">
      <style:text-properties fo:font-variant="normal" fo:text-transform="none" fo:color="#000000" style:font-name="Verdana" fo:font-size="8pt" fo:letter-spacing="normal" fo:font-style="normal" style:font-size-asian="8pt" style:font-size-complex="8pt"/>
    </style:style>
    <style:style style:name="T14" style:family="text">
      <style:text-properties fo:font-variant="normal" fo:text-transform="none" fo:color="#000000" style:font-name="Verdana" fo:font-size="8pt" fo:letter-spacing="normal" fo:font-style="normal" fo:font-weight="bold" style:font-size-asian="8pt" style:font-weight-asian="bold" style:font-size-complex="8pt" style:font-weight-complex="bold"/>
    </style:style>
    <style:style style:name="T15" style:family="text">
      <style:text-properties fo:font-variant="normal" fo:text-transform="none" fo:color="#000000" style:font-name="Verdana" fo:font-size="8pt" fo:letter-spacing="normal" fo:font-style="normal" fo:font-weight="normal" style:font-size-asian="8pt" style:font-weight-asian="normal" style:font-size-complex="8pt" style:font-weight-complex="normal"/>
    </style:style>
    <style:style style:name="T16" style:family="text">
      <style:text-properties fo:font-variant="normal" fo:text-transform="none" fo:color="#000000" fo:letter-spacing="normal" fo:font-style="normal"/>
    </style:style>
    <style:style style:name="T17" style:family="text">
      <style:text-properties style:font-size-asian="8pt"/>
    </style:style>
    <style:style style:name="T18" style:family="text">
      <style:text-properties fo:color="#333366"/>
    </style:style>
    <style:style style:name="T19" style:family="text">
      <style:text-properties fo:color="#333366" style:font-name="Verdana"/>
    </style:style>
    <style:style style:name="T20" style:family="text">
      <style:text-properties fo:color="#333366" style:font-name="Verdana" fo:font-size="8pt" style:font-size-asian="8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8">Elodie Antoine</text:p>
      <text:p text:style-name="P27"/>
      <text:p text:style-name="P9">1978, vit et travaille à Bruxelles (Galerie Aeroplastics Contemporary).</text:p>
      <text:p text:style-name="P4">Diplômée en 2002 <text:s/>de l’atelier de sculpture de l’E.N.S.A.V, La Cambre de Bruxelles.</text:p>
      <text:p text:style-name="P7"/>
      <text:p text:style-name="P7"/>
      <text:p text:style-name="P1"/>
      <text:p text:style-name="P10">● Expositions Personnelles (sélection)</text:p>
      <text:p text:style-name="P14"/>
      <text:p text:style-name="P11">2015<text:tab/>White House Gallery, Leuven, exposition solo.</text:p>
      <text:p text:style-name="P5"><text:tab/>Deliquescence, Aeroplastics Contemporary Gallery, Bruxelles.</text:p>
      <text:p text:style-name="P5">2012<text:tab/>Confessions et Confections, Eglise de Saint Loup, Namur.</text:p>
      <text:p text:style-name="P5">2010<text:tab/>Galerie Dominique Lang, Dudelange, Luxembourg.</text:p>
      <text:p text:style-name="P6"><text:span text:style-name="T5">2009<text:tab/></text:span><text:span text:style-name="T7">Living room</text:span><text:span text:style-name="T5">, Maison d'Art Actuel des Chartreux.</text:span></text:p>
      <text:p text:style-name="P6"><text:span text:style-name="T7"><text:tab/>La conquête de l'espace</text:span><text:span text:style-name="T5">, Galerie Frédéric Desimpel, Bruxelles.</text:span></text:p>
      <text:p text:style-name="P6"><text:span text:style-name="T5">2005<text:tab/></text:span><text:span text:style-name="T7">Playtex, in the WETM generation</text:span><text:span text:style-name="T5">, Bozar, Bruxelles.</text:span></text:p>
      <text:p text:style-name="P6"><text:span text:style-name="T5">2004<text:tab/></text:span><text:span text:style-name="T7">Sculptures hospitalières</text:span><text:span text:style-name="T5">, CHU de Liège, Musée en plein air du Sart Tilman.</text:span></text:p>
      <text:p text:style-name="P13"/>
      <text:p text:style-name="P13"/>
      <text:p text:style-name="P2"><text:span text:style-name="T9">● Expositions Collectives </text:span><text:span text:style-name="T8">(Sélection)</text:span><text:span text:style-name="T9"> <text:s/></text:span></text:p>
      <text:p text:style-name="P3"/>
      <text:p text:style-name="P11">2016<text:tab/><text:a xlink:type="simple" xlink:href="mailto:Mind@art">Mind@art</text:a> project, Aeroplastics Gallery Brussels</text:p>
      <text:p text:style-name="P11"><text:tab/>Praetoria Gallery avec Peter Depelchin, Anvers, Belgique</text:p>
      <text:p text:style-name="P11"><text:tab/>Eh Marie,Art textile et figures de circonstance avec entre autre Shiaru Shiota, Sarah Walton, Bruxelles</text:p>
      <text:p text:style-name="P11"><text:tab/>Prememories Aeroplastics Gallery Brussels, Belgique</text:p>
      <text:p text:style-name="P30"><text:span text:style-name="T20"><text:tab/></text:span>SEXISME avec Zoulikha Bouabdellah, Cindy Sherman et Kiki Smith, galerie Mathias Coullaud, Paris</text:p>
      <text:p text:style-name="P25"><text:span text:style-name="T20">2015 <text:tab/>Aandacht, aandacht, de Warande, Turnhout, Belgique</text:span></text:p>
      <text:p text:style-name="P5"><text:tab/>Mons 2015 installations Place du Parc, Belgique</text:p>
      <text:p text:style-name="P5">2014<text:tab/>White house Gallery opening, Leuven, Belgique</text:p>
      <text:p text:style-name="P5"><text:tab/>“Art Public Tournai”, parcours en plein air dans la ville, Belgique</text:p>
      <text:p text:style-name="P5"><text:tab/>“Black Sheep”, Lincolnshire, England.</text:p>
      <text:p text:style-name="P11"><text:tab/>“Entre deux chaises, un livre” Villa Empain, Bruxelles, Belgique</text:p>
      <text:p text:style-name="P11">2012<text:tab/>"Kama.Sex&amp;Design" Exploring the relations between sex and design, Triennale Design Museum Milan Italie.</text:p>
      <text:p text:style-name="P5"><text:tab/>"Nervous Women", avec Louise Bourgeois, Cindy Sherman, Hans Bellmer,... Musée du Dr Guislain, Gand</text:p>
      <text:p text:style-name="P5"><text:tab/>Open sites, oeuvres flottantes sur le lac des Espagnols à Villeneuve d'Ascq (résidence) France</text:p>
      <text:p text:style-name="P5"><text:tab/>Fireflies, Aeroplastics Contemporary Bruxelles.</text:p>
      <text:p text:style-name="P6"><text:span text:style-name="T5">2011<text:tab/></text:span><text:span text:style-name="T7">Duos d'artistes,</text:span><text:span text:style-name="T5"> Musée Jurassien des Arts, (résidence) Suisse </text:span></text:p>
      <text:p text:style-name="P6"><text:span text:style-name="T5"><text:tab/>Triennale des arts textiles contemporains de Tournai,</text:span><text:span text:style-name="T7"> Woven world, Belgique</text:span></text:p>
      <text:p text:style-name="P6"><text:span text:style-name="T5">2010<text:tab/></text:span><text:span text:style-name="T7">Objet/Contre-objets</text:span><text:span text:style-name="T5">, Musée Ianchelevici, La Louvière, Belgique</text:span></text:p>
      <text:p text:style-name="P6"><text:span text:style-name="T7"><text:tab/>Chantiers Textiles</text:span><text:span text:style-name="T5">, le Vestiaire, Roubaix, France</text:span></text:p>
      <text:p text:style-name="P6"><text:span text:style-name="T7"><text:tab/>MATTEROFTIME</text:span><text:span text:style-name="T5">, Kurt&amp;Kelly Gallery, Bruxelles</text:span></text:p>
      <text:p text:style-name="P6"><text:span text:style-name="T5">2009<text:tab/></text:span><text:span text:style-name="T7">L'union fait la forme</text:span><text:span text:style-name="T5"> au Palais des Beaux-Arts, Bruxelles</text:span></text:p>
      <text:p text:style-name="P6"><text:span text:style-name="T7"><text:tab/>Nos frontières</text:span><text:span text:style-name="T5">, Arts à la pointe (résidence) France</text:span></text:p>
      <text:p text:style-name="P5"><text:tab/>Parcours d'art dans des chapelles du Cap Sizun, France.</text:p>
      <text:p text:style-name="P6"><text:span text:style-name="T7"><text:tab/>Mutation</text:span><text:span text:style-name="T5">, galerie Frédéric Desimpel, Bruxelles</text:span></text:p>
      <text:p text:style-name="P5"><text:tab/>Espace Vallès, Grenoble, France</text:p>
      <text:p text:style-name="P6"><text:span text:style-name="T7"><text:tab/>Dritto Rovescio</text:span><text:span text:style-name="T5">, Triennale de Milan, Italie<text:tab/><text:tab/><text:tab/><text:tab/></text:span></text:p>
      <text:p text:style-name="P6"><text:span text:style-name="T6">2007 </text:span><text:tab/><text:span text:style-name="T7">Kunst &amp; Zwalm</text:span><text:span text:style-name="T5">, biennale en plein air, Zwalm, (résidence) Belgique </text:span></text:p>
      <text:p text:style-name="P18"><text:span text:style-name="T1"><text:tab/></text:span><text:span text:style-name="T7">The Thread</text:span><text:span text:style-name="T5"> Koroska gallery, (résidence) Slovénie</text:span></text:p>
      <text:p text:style-name="P22"><text:span text:style-name="T5">2006 <text:tab/></text:span><text:span text:style-name="T7">[POZ]</text:span><text:span text:style-name="T5">, galerie Frédéric Desimpel, Bruxelles</text:span></text:p>
      <text:p text:style-name="P19"><text:tab/>Galerie «Espace Sol» Ars Longa, Curateur Pierre Yves Desaive, Séoul, Corée</text:p>
      <text:p text:style-name="P21"><text:tab/>Spectacle aux Halles de Schaerbeek avec Gaelle Bisellach Roig (résidence)</text:p>
      <text:p text:style-name="P22"><text:span text:style-name="T5">2004<text:tab/></text:span><text:span text:style-name="T7">Storage. L’entrepôt du musée</text:span><text:span text:style-name="T5">, les collections de la province de Hainaut au B.P.S.22 à Charleroi, Belgique</text:span></text:p>
      <text:p text:style-name="P24"><text:span text:style-name="T5">2003<text:tab/></text:span><text:span text:style-name="T7">Camper</text:span><text:span text:style-name="T5"> avec Eric Croes, David de Tscharner,…, Genève (résidence) Suisse</text:span></text:p>
      <text:p text:style-name="P16"/>
      <text:p text:style-name="P17">● Prix et bourses</text:p>
      <text:p text:style-name="P15"/>
      <text:p text:style-name="P12"><text:span text:style-name="T5">1</text:span><text:span text:style-name="T10">er</text:span><text:span text:style-name="T5"> prix de la jeune sculpture de la Communauté Française Œuvre de petit format en 2002<text:tab/></text:span></text:p>
      <text:p text:style-name="P5">Lauréate du prix du Luxembourg Arts Plastiques en 2004<text:tab/></text:p>
      <text:p text:style-name="P23">Prix du parlement de la communauté française, sélection en 2005, 2009 et 2013.</text:p>
      <text:p text:style-name="P20">Prix de la fondation Marie Louise Jacques, Mention Marc Feulien en 2014.</text:p>
      <text:p text:style-name="P21">Bourse de la fondation de la Tapisserie (courant 2005-2006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xygen" svg:font-family="Oxygen, 'Open Sans', 'Helvetica Neue', Helvetica, Arial, sans-serif"/>
    <style:font-face style:name="Tahoma1" svg:font-family="Tahoma"/>
    <style:font-face style:name="Georgia" svg:font-family="Georgia" style:font-pitch="variable"/>
    <style:font-face style:name="Tahoma2" svg:font-family="Tahoma" style:font-pitch="variable"/>
    <style:font-face style:name="Trebuchet MS" svg:font-family="'Trebuchet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eurofurence light" svg:font-family="'eurofurence light'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non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rebuchet MS" fo:font-size="12pt" fo:language="en" fo:country="US" style:font-name-asian="Trebuchet MS" style:font-size-asian="12pt" style:language-asian="zxx" style:country-asian="none" style:font-name-complex="Trebuchet MS" style:font-size-complex="10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Arial1" style:font-size-asian="24pt" style:font-weight-asian="bold" style:font-name-complex="Tahoma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Arial1" style:font-size-asian="12pt" style:font-weight-asian="bold" style:font-name-complex="Tahoma" style:font-size-complex="12pt" style:font-weight-complex="bold"/>
    </style:style>
    <style:style style:name="Absatz-Standardschriftart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editing-duration>PT576H00M38S</meta:editing-duration>
    <dc:date>2017-01-13T09:45:22</dc:date>
    <meta:generator>NeoOffice/3.4.1$Unix OpenOffice.org_project/Patch 18</meta:generator>
    <meta:editing-cycles>7</meta:editing-cycles>
    <meta:print-date>2016-12-19T10:39:37</meta:print-date>
    <meta:document-statistic meta:table-count="0" meta:image-count="0" meta:object-count="0" meta:page-count="1" meta:paragraph-count="52" meta:word-count="449" meta:character-count="3229"/>
    <meta:user-defined meta:name="Info 1"/>
    <meta:user-defined meta:name="Info 2"/>
    <meta:user-defined meta:name="Info 3"/>
    <meta:user-defined meta:name="Info 4"/>
  </office:meta>
</office:document-meta>
</file>